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3">
      <style:paragraph-properties fo:break-before="pag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Lo que podría mejorar para adherirse más a Clean Architecture:</text:h>
      <text:list text:style-name="L1">
        <text:list-item>
          <text:p text:style-name="P1"><text:span text:style-name="Strong_20_Emphasis">La carga directa de vistas (</text:span><text:span text:style-name="Strong_20_Emphasis"><text:span text:style-name="Source_20_Text">include</text:span></text:span><text:span text:style-name="Strong_20_Emphasis">) desde el controlador de aplicación</text:span>. Idealmente, la capa de presentación (views/templates) debería estar aislada y ser llamada desde un Presenter o un ViewModel que procesa datos de la capa de dominio y aplicación.</text:p>
        </text:list-item>
        <text:list-item>
          <text:p text:style-name="P1"><text:span text:style-name="Strong_20_Emphasis">Inyección o paso explícito de datos (como traducciones o idioma) a las vistas</text:span>. En Clean Architecture no se debe depender de variables globales o contexto implícito. Se debería pasar al ViewModel o Presenter un DTO con los datos listos para presentar.</text:p>
        </text:list-item>
        <text:list-item>
          <text:p text:style-name="P1"><text:span text:style-name="Strong_20_Emphasis">El FrontController está mezclando responsabilidades</text:span>:</text:p>
          <text:list>
            <text:list-item>
              <text:p text:style-name="P1">Extraer idioma de la URI</text:p>
            </text:list-item>
            <text:list-item>
              <text:p text:style-name="P1">Cargar traducciones</text:p>
            </text:list-item>
            <text:list-item>
              <text:p text:style-name="P1">Decidir qué vistas incluir</text:p>
            </text:list-item>
            <text:list-item>
              <text:p text:style-name="P1">Controlar la respuesta HTTP<text:line-break/>Esto es práctico, pero para Clean Architecture estricta, esas responsabilidades podrían dividirse más:</text:p>
            </text:list-item>
            <text:list-item>
              <text:p text:style-name="P1">La extracción y manejo del idioma puede ir en un middleware o componente dedicado.</text:p>
            </text:list-item>
            <text:list-item>
              <text:p text:style-name="P1">El FrontController debería solo delegar la ruta y devolver un objeto Response o un ViewModel.</text:p>
            </text:list-item>
            <text:list-item>
              <text:p text:style-name="P1">El renderizado de vistas debería estar separado.</text:p>
            </text:list-item>
          </text:list>
        </text:list-item>
        <text:list-item>
          <text:p text:style-name="P1"><text:span text:style-name="Strong_20_Emphasis">Dependencia en rutas y vistas con rutas físicas</text:span> (<text:span text:style-name="Source_20_Text">include __DIR__ . '/../../../public/includes/header.php';</text:span>) hace que la capa de presentación quede muy acoplada al controlador. Usar un motor de plantillas o un componente de presentación mejoraría la separación.</text:p>
        </text:list-item>
      </text:list>
      <text:p text:style-name="Horizontal_20_Line"/>
      <text:h text:style-name="Heading_20_3" text:outline-level="3">En resumen:</text:h>
      <text:list text:style-name="L2">
        <text:list-item>
          <text:p text:style-name="P2">Vas por buen camino porque tienes separación de rutas, middleware y capas básicas.</text:p>
        </text:list-item>
        <text:list-item>
          <text:p text:style-name="P2">Falta aún mayor separación de presentación (View) y dominio/aplicación.</text:p>
        </text:list-item>
        <text:list-item>
          <text:p text:style-name="P2">Si quieres un Clean Architecture más puro, piensa en que el FrontController devuelva un objeto (Response, ViewModel) que un renderizador externo convierta a HTML y respuesta HTTP.</text:p>
        </text:list-item>
        <text:list-item>
          <text:p text:style-name="P2">Pasar traducciones e idioma explícitamente a la capa de presentación, no usar variables globales o includes directos en el controlador.</text:p>
        </text:list-item>
      </text:list>
      <text:p text:style-name="Horizontal_20_Line"/>
      <text:p text:style-name="Standard"/>
      <text:p text:style-name="Standard"/>
      <text:h text:style-name="P3" text:outline-level="3">✅ 1. <text:span text:style-name="Strong_20_Emphasis">Encapsular traducciones como un servicio del dominio</text:span></text:h>
      <text:p text:style-name="Text_20_body">En lugar de manejar directamente los arrays de traducción en <text:span text:style-name="Source_20_Text">FrontController</text:span>, podrías:</text:p>
      <text:list text:style-name="L3">
        <text:list-item>
          <text:p text:style-name="P4">Crear una clase <text:span text:style-name="Source_20_Text">TranslationService</text:span> (aplicación o dominio, según el diseño)</text:p>
        </text:list-item>
        <text:list-item>
          <text:p text:style-name="P4">Encapsular la carga y acceso a traducciones (<text:span text:style-name="Source_20_Text">$translations['header']['angles']</text:span>) en un método como <text:span text:style-name="Source_20_Text">translate('header.angles')</text:span></text:p>
        </text:list-item>
      </text:list>
      <text:p text:style-name="Text_20_body">➡️ <text:span text:style-name="Strong_20_Emphasis">Ventaja</text:span>: más testable, más limpio y sin lógica de ficheros dispersa.</text:p>
      <text:p text:style-name="Horizontal_20_Line"/>
      <text:h text:style-name="Heading_20_3" text:outline-level="3">✅ 2. <text:span text:style-name="Strong_20_Emphasis">Extraer el renderizado de vistas a una clase </text:span><text:span text:style-name="Strong_20_Emphasis"><text:span text:style-name="Source_20_Text">ViewRenderer</text:span></text:span></text:h>
      <text:p text:style-name="Text_20_body">Ahora estás haciendo <text:span text:style-name="Source_20_Text">include</text:span> directo en el controller. Podrías:</text:p>
      <text:list text:style-name="L4">
        <text:list-item>
          <text:p text:style-name="P5">Crear una clase <text:span text:style-name="Source_20_Text">ViewRenderer</text:span> que reciba ruta + datos.</text:p>
        </text:list-item>
        <text:list-item>
          <text:p text:style-name="P5"><text:span text:style-name="Source_20_Text">ViewRenderer::render('home.php', ['language' =&gt; ..., 'translations' =&gt; ...])</text:span></text:p>
        </text:list-item>
      </text:list>
      <text:p text:style-name="Text_20_body">➡️ <text:span text:style-name="Strong_20_Emphasis">Ventaja</text:span>: el <text:span text:style-name="Source_20_Text">FrontController</text:span> se enfoca solo en la coordinación de flujos.</text:p>
      <text:p text:style-name="Horizontal_20_Line"/>
      <text:h text:style-name="Heading_20_3" text:outline-level="3">✅ 3. <text:span text:style-name="Strong_20_Emphasis">Separar responsabilidades del </text:span><text:span text:style-name="Strong_20_Emphasis"><text:span text:style-name="Source_20_Text">FrontController</text:span></text:span></text:h>
      <text:p text:style-name="Text_20_body">El <text:span text:style-name="Source_20_Text">FrontController</text:span> está manejando demasiadas cosas:</text:p>
      <text:list text:style-name="L5">
        <text:list-item>
          <text:p text:style-name="P6">Routing</text:p>
        </text:list-item>
        <text:list-item>
          <text:p text:style-name="P6">Middleware (autenticación)</text:p>
        </text:list-item>
        <text:list-item>
          <text:p text:style-name="P6">Vista (includes)</text:p>
        </text:list-item>
        <text:list-item>
          <text:p text:style-name="P6">Carga de traducciones</text:p>
        </text:list-item>
      </text:list>
      <text:p text:style-name="Text_20_body">Podemos dividirlo en:</text:p>
      <text:list text:style-name="L6">
        <text:list-item>
          <text:p text:style-name="P7"><text:span text:style-name="Source_20_Text">LanguageDetector</text:span></text:p>
        </text:list-item>
        <text:list-item>
          <text:p text:style-name="P7"><text:span text:style-name="Source_20_Text">Router</text:span></text:p>
        </text:list-item>
        <text:list-item>
          <text:p text:style-name="P7"><text:span text:style-name="Source_20_Text">PageResponder</text:span> o <text:span text:style-name="Source_20_Text">HttpResponder</text:span></text:p>
        </text:list-item>
        <text:list-item>
          <text:p text:style-name="P7"><text:span text:style-name="Source_20_Text">TranslationService</text:span></text:p>
        </text:list-item>
        <text:list-item>
          <text:p text:style-name="P7"><text:span text:style-name="Source_20_Text">AuthMiddleware</text:span></text:p>
        </text:list-item>
      </text:list>
      <text:p text:style-name="Text_20_body">➡️ <text:span text:style-name="Strong_20_Emphasis">Ventaja</text:span>: cada clase hace una sola cosa, y es más fácil de testear.</text:p>
      <text:p text:style-name="Horizontal_20_Line"/>
      <text:h text:style-name="Heading_20_3" text:outline-level="3">✅ 4. <text:span text:style-name="Strong_20_Emphasis">Testear Value Objects</text:span></text:h>
      <text:p text:style-name="Text_20_body">Si no lo hiciste aún, es buen momento para:</text:p>
      <text:list text:style-name="L7">
        <text:list-item>
          <text:p text:style-name="P8">Crear tests de <text:span text:style-name="Source_20_Text">Language</text:span></text:p>
        </text:list-item>
        <text:list-item>
          <text:p text:style-name="P8"><text:soft-page-break/>Testear el comportamiento esperado ante idiomas no soportados</text:p>
        </text:list-item>
      </text:list>
      <text:p text:style-name="Horizontal_20_Line"/>
      <text:h text:style-name="Heading_20_3" text:outline-level="3">✅ 5. <text:span text:style-name="Strong_20_Emphasis">Evitar acceso directo a </text:span><text:span text:style-name="Strong_20_Emphasis"><text:span text:style-name="Source_20_Text">$_SERVER</text:span></text:span><text:span text:style-name="Strong_20_Emphasis">, </text:span><text:span text:style-name="Strong_20_Emphasis"><text:span text:style-name="Source_20_Text">$_GET</text:span></text:span><text:span text:style-name="Strong_20_Emphasis">, </text:span><text:span text:style-name="Strong_20_Emphasis"><text:span text:style-name="Source_20_Text">$_SESSION</text:span></text:span></text:h>
      <text:p text:style-name="Text_20_body">Puedes crear:</text:p>
      <text:list text:style-name="L8">
        <text:list-item>
          <text:p text:style-name="P9">Un <text:span text:style-name="Source_20_Text">HttpRequest</text:span> y <text:span text:style-name="Source_20_Text">HttpSession</text:span> como Value Objects o adapters</text:p>
        </text:list-item>
      </text:list>
      <text:p text:style-name="Horizontal_20_Line"/>
      <text:h text:style-name="Heading_20_3" text:outline-level="3">¿Con cuál te gustaría empezar?</text:h>
      <text:p text:style-name="Text_20_body">Puedo guiarte paso a paso en cualquiera de los puntos, o incluso en otros que te interesen. ¿Quieres empezar por el <text:span text:style-name="Source_20_Text">TranslationService</text:span>, por dividir el <text:span text:style-name="Source_20_Text">FrontController</text:span>, o por el renderizado de vistas con <text:span text:style-name="Source_20_Text">ViewRenderer</text:span>?</text:p>
      <text:p text:style-name="Standard"/>
      <text:p text:style-name="Text_20_body">Esto cumple con los principios de Clean Architecture:</text:p>
      <text:list text:style-name="L9">
        <text:list-item>
          <text:p text:style-name="P10">🔌 <text:span text:style-name="Strong_20_Emphasis">Inversión de Dependencias</text:span>: El <text:span text:style-name="Source_20_Text">FrontController</text:span> <text:span text:style-name="Strong_20_Emphasis">no crea</text:span> internamente sus dependencias (como routers o renderizadores), sino que las <text:span text:style-name="Strong_20_Emphasis">recibe desde fuera</text:span> (probablemente desde el <text:span text:style-name="Source_20_Text">bootstrap.php</text:span>). Esto desacopla el controlador de las implementaciones concretas.</text:p>
        </text:list-item>
        <text:list-item>
          <text:p text:style-name="P10">📦 <text:span text:style-name="Strong_20_Emphasis">Separación de responsabilidades</text:span>: Cada clase tiene una única responsabilidad (el router enruta, el renderer renderiza, el responder responde...).</text:p>
        </text:list-item>
        <text:list-item>
          <text:p text:style-name="P10">🔁 <text:span text:style-name="Strong_20_Emphasis">Sustituibilidad</text:span>: Podrías sustituir cualquier clase (como <text:span text:style-name="Source_20_Text">ViewRenderer</text:span> o <text:span text:style-name="Source_20_Text">Router</text:span>) por una implementación distinta (por ejemplo, mocks o decoradores) sin tener que tocar el <text:span text:style-name="Source_20_Text">FrontController</text:span>.</text:p>
        </text:list-item>
      </text:list>
      <text:p text:style-name="Horizontal_20_Line"/>
      <text:h text:style-name="Heading_20_3" text:outline-level="3">🧱 <text:span text:style-name="Strong_20_Emphasis">Organización por capas (Clean Architecture)</text:span></text:h>
      <text:p text:style-name="Text_20_body">Aunque no muestras todas las capas, se ve que sigues una estructura clara:</text:p>
      <text:list text:style-name="L10">
        <text:list-item>
          <text:p text:style-name="P11"><text:span text:style-name="Strong_20_Emphasis">Domain</text:span>: <text:span text:style-name="Source_20_Text">Language</text:span> como Value Object. ✅</text:p>
        </text:list-item>
        <text:list-item>
          <text:p text:style-name="P11"><text:span text:style-name="Strong_20_Emphasis">Application</text:span>: <text:span text:style-name="Source_20_Text">FrontController</text:span>, <text:span text:style-name="Source_20_Text">Router</text:span>, <text:span text:style-name="Source_20_Text">HttpResponder</text:span> → coordinación de lógica. ✅</text:p>
        </text:list-item>
        <text:list-item>
          <text:p text:style-name="P11"><text:span text:style-name="Strong_20_Emphasis">Infrastructure</text:span>: <text:span text:style-name="Source_20_Text">JWTSessionVerifier</text:span>, <text:span text:style-name="Source_20_Text">AuthMiddleware</text:span> → dependencias concretas. ✅</text:p>
        </text:list-item>
      </text:list>
      <text:p text:style-name="Horizontal_20_Line"/>
      <text:h text:style-name="Heading_20_3" text:outline-level="3">🧼 ¿Qué más podrías hacer para seguir aún más Clean Architecture?</text:h>
      <text:p text:style-name="Text_20_body">Opcionalmente:</text:p>
      <text:list text:style-name="L11">
        <text:list-item>
          <text:p text:style-name="P12"><text:span text:style-name="Strong_20_Emphasis">Definir interfaces</text:span> para <text:span text:style-name="Source_20_Text">Router</text:span>, <text:span text:style-name="Source_20_Text">ViewRenderer</text:span>, <text:span text:style-name="Source_20_Text">HttpResponder</text:span>, y luego <text:span text:style-name="Strong_20_Emphasis">inyectar abstracciones</text:span> en vez de clases concretas (es lo más puro en Clean Architecture).</text:p>
        </text:list-item>
        <text:list-item>
          <text:p text:style-name="P12"><text:soft-page-break/><text:span text:style-name="Strong_20_Emphasis">Mover lógica de detección de idioma</text:span> fuera del <text:span text:style-name="Source_20_Text">FrontController</text:span>, a un caso de uso o servicio especializado (<text:span text:style-name="Source_20_Text">DetectLanguageUseCase</text:span>, por ejemplo).</text:p>
        </text:list-item>
        <text:list-item>
          <text:p text:style-name="P12"><text:span text:style-name="Strong_20_Emphasis">Proteger mejor el </text:span><text:span text:style-name="Strong_20_Emphasis"><text:span text:style-name="Source_20_Text">bootstrap.php</text:span></text:span> con control de errores, logger, y contenedor de dependencias si el proyecto crece.</text:p>
        </text:list-item>
      </text:list>
      <text:p text:style-name="Horizontal_20_Line"/>
      <text:h text:style-name="Heading_20_3" text:outline-level="3">✅ Conclusión</text:h>
      <text:p text:style-name="Text_20_body">Sí, <text:span text:style-name="Strong_20_Emphasis">tu implementación sigue los principios de Clean Architecture</text:span>:</text:p>
      <text:list text:style-name="L12">
        <text:list-item>
          <text:p text:style-name="P13">Inyección de dependencias ✔️</text:p>
        </text:list-item>
        <text:list-item>
          <text:p text:style-name="P13">Separación de responsabilidades ✔️</text:p>
        </text:list-item>
        <text:list-item>
          <text:p text:style-name="P13">Acoplamiento bajo ✔️</text:p>
        </text:list-item>
        <text:list-item>
          <text:p text:style-name="P13">Uso de Value Objects ✔️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9:30:24.446498043</meta:creation-date>
    <dc:date>2025-06-06T22:24:39.947012763</dc:date>
    <meta:editing-duration>PT32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4" meta:paragraph-count="69" meta:word-count="767" meta:character-count="5053" meta:non-whitespace-character-count="4399"/>
  </office:meta>
</office:document-meta>
</file>